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Neutral Std Bld" svg:font-family="'Neutral Std Bld'" style:font-pitch="variable"/>
    <style:font-face style:name="Neutral Std Reg" svg:font-family="'Neutral Std Re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Neutral Std Reg" fo:font-size="9pt" style:font-size-asian="9pt" style:font-size-complex="9pt"/>
    </style:style>
    <style:style style:name="P2" style:family="paragraph" style:parent-style-name="Standard">
      <style:paragraph-properties fo:text-align="justify" style:justify-single-word="false"/>
      <style:text-properties style:font-name="Neutral Std Reg" fo:font-size="7pt" style:font-size-asian="7pt" style:font-size-complex="7pt"/>
    </style:style>
    <style:style style:name="P3" style:family="paragraph" style:parent-style-name="Standard">
      <style:paragraph-properties fo:text-align="justify" style:justify-single-word="false"/>
      <style:text-properties style:font-name="Neutral Std Bld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Neutral Std Reg" fo:font-size="9pt" style:font-size-asian="9pt" style:font-size-complex="9pt"/>
    </style:style>
    <style:style style:name="P6" style:family="paragraph" style:parent-style-name="Standard">
      <style:paragraph-properties fo:text-align="justify" style:justify-single-word="false"/>
      <style:text-properties style:font-name="Neutral Std Reg" fo:font-size="7pt" officeooo:paragraph-rsid="00100ea2" style:font-size-asian="7pt" style:font-size-complex="7pt"/>
    </style:style>
    <style:style style:name="P7" style:family="paragraph" style:parent-style-name="Standard">
      <style:paragraph-properties fo:text-align="justify" style:justify-single-word="false"/>
      <style:text-properties style:font-name="Neutral Std Reg" fo:font-size="9pt" style:font-size-asian="9pt" style:font-size-complex="9pt"/>
    </style:style>
    <style:style style:name="T1" style:family="text">
      <style:text-properties officeooo:rsid="000a9a54"/>
    </style:style>
    <style:style style:name="T2" style:family="text">
      <style:text-properties officeooo:rsid="000c2118"/>
    </style:style>
    <style:style style:name="T3" style:family="text">
      <style:text-properties officeooo:rsid="000dc1d8"/>
    </style:style>
    <style:style style:name="T4" style:family="text">
      <style:text-properties style:font-name="Neutral Std Reg" fo:font-size="9pt" style:font-size-asian="9pt" style:font-size-complex="9pt"/>
    </style:style>
    <style:style style:name="T5" style:family="text">
      <style:text-properties style:font-name="Neutral Std Reg" fo:font-size="9pt" officeooo:rsid="000dc1d8" style:font-size-asian="9pt" style:font-size-complex="9pt"/>
    </style:style>
    <style:style style:name="T6" style:family="text">
      <style:text-properties style:font-name="Neutral Std Reg" fo:font-size="9pt" officeooo:rsid="000f9ed7" style:font-size-asian="9pt" style:font-size-complex="9pt"/>
    </style:style>
    <style:style style:name="T7" style:family="text">
      <style:text-properties style:font-name="Neutral Std Reg" fo:font-size="9pt" officeooo:rsid="00100ea2" style:font-size-asian="9pt" style:font-size-complex="9pt"/>
    </style:style>
    <style:style style:name="T8" style:family="text">
      <style:text-properties style:font-name="Neutral Std Reg" fo:font-size="7pt" style:font-size-asian="7pt" style:font-size-complex="7pt"/>
    </style:style>
    <style:style style:name="T9" style:family="text">
      <style:text-properties style:font-name="Neutral Std Reg" fo:font-size="7pt" officeooo:rsid="00100ea2" style:font-size-asian="7pt" style:font-size-complex="7pt"/>
    </style:style>
    <style:style style:name="T10" style:family="text">
      <style:text-properties style:font-name="Neutral Std Reg" fo:font-size="7pt" officeooo:rsid="00117533" style:font-size-asian="7pt" style:font-size-complex="7pt"/>
    </style:style>
    <style:style style:name="T11" style:family="text">
      <style:text-properties officeooo:rsid="000f9ed7"/>
    </style:style>
    <style:style style:name="T12" style:family="text">
      <style:text-properties officeooo:rsid="00100ea2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officeooo:rsid="000dc1d8" style:font-size-asian="9pt" style:font-size-complex="9pt"/>
    </style:style>
    <style:style style:name="T15" style:family="text">
      <style:text-properties fo:font-size="9pt" officeooo:rsid="000f9ed7" style:font-size-asian="9pt" style:font-size-complex="9pt"/>
    </style:style>
    <style:style style:name="T16" style:family="text">
      <style:text-properties fo:font-size="9pt" officeooo:rsid="00100ea2" style:font-size-asian="9pt" style:font-size-complex="9pt"/>
    </style:style>
    <style:style style:name="T17" style:family="text">
      <style:text-properties officeooo:rsid="001175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recent years, commercial systems based on artificial intelligence have emerged and have been gaining ground in the daily life of large cities, <text:span text:style-name="T1">however</text:span> almost imperceptibly to end users. We are in contact with these systems when we use translation services, product recommendation, object and person detection, and many other <text:span text:style-name="T1">services</text:span>. These systems are trained with large volumes of data, and, inevitably, present some type of ideological bias.</text:p>
      <text:p text:style-name="P1"/>
      <text:p text:style-name="P1">From the analysis of contemporary artwork <text:span text:style-name="T3">figures </text:span>using the Art Decoder* platform, we realized the possibility of looking at these systems from a critical p<text:span text:style-name="T3">erspective</text:span> We present this zine, with works selected collectively from the digital collection of the Museu d'Art Contemporani de Barcelona (MACBA), <text:span text:style-name="T3">beeing</text:span> concern to highlight some of the ideological biases present in <text:span text:style-name="T11">some of those</text:span> <text:span text:style-name="T11">commercial </text:span>computer vision systems, which, as we have seen in our research, <text:s/>follow a capitalist, consumerist and sometimes misogynistic logic. In addition, we highlight other moments when our platform is unable to understand <text:span text:style-name="T12">artworks</text:span> resulting in interpretations of great poetic value.</text:p>
      <text:p text:style-name="P1"/>
      <text:p text:style-name="P1">This publication wouldn't be possible without the <text:span text:style-name="T1">support of CtrlZ.AI organization members, and the </text:span>commitment of the participants of the workshop "A Crack Inside the Museum", carried out by Lucas Nunes <text:span text:style-name="T2">Sequeira</text:span> and Rafael Tsuha <text:span text:style-name="T1">members of GECID**</text:span>, <text:span text:style-name="T1">on</text:span> <text:span text:style-name="T1">January 30, </text:span>2020, at CtrlZ.AI, Barcelona. </text:p>
      <text:p text:style-name="P1"/>
      <text:p text:style-name="P3">Good reading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* Art Decoder is a platform created by our group and have been used since 2018 to reveal the behavior of commercial AIs (Amazon Rekognition, Google Cloud Vision, Microsoft Azure, Clarif<text:span text:style-name="T12">AI, Densecap, </text:span>Facebook Detectron, IBM Watson <text:span text:style-name="T12">and</text:span> Darknet YOLO APIs) from <text:span text:style-name="T12">the </text:span>use of contemporary art images.</text:p>
      <text:p text:style-name="P2"/>
      <text:p text:style-name="P4"><text:span text:style-name="T8">** We are part of the Group of Critical Experiences in Digital Infrastructures (GECID), an activist group of researchers from different areas of knowledge located </text:span><text:span text:style-name="T9">in Brazil </text:span><text:span text:style-name="T8">at the Innovation Center of the University of São Paulo / C4AI and coordinated by professor Fabio Cozman and artist Bruno Moreschi. Our work involves a set of experiences that aims to think and problematize contemporary infrastructures based on a logic different from that applied in technology centers in the Global North. We are interested in </text:span><text:span text:style-name="T10">encouraging</text:span><text:span text:style-name="T8"> studies that think about technology not in an abstract way, but inserted in determined contexts, with social implications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Neutral Std Bld" svg:font-family="'Neutral Std Bld'" style:font-pitch="variable"/>
    <style:font-face style:name="Neutral Std Reg" svg:font-family="'Neutral Std Re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0T11:53:00.650234549</meta:creation-date>
    <dc:date>2020-01-23T11:31:04.804237190</dc:date>
    <meta:editing-duration>PT9M26S</meta:editing-duration>
    <meta:editing-cycles>6</meta:editing-cycles>
    <meta:generator>LibreOffice/6.3.4.2$Linux_X86_64 LibreOffice_project/30$Build-2</meta:generator>
    <meta:document-statistic meta:table-count="0" meta:image-count="0" meta:object-count="0" meta:page-count="1" meta:paragraph-count="6" meta:word-count="364" meta:character-count="2373" meta:non-whitespace-character-count="2013"/>
  </office:meta>
</office:document-meta>
</file>